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style:font-name="Times" style:text-underline-style="solid" fo:letter-spacing="0.0000in" fo:color="#0000e9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e datasets are too large to upload in CampUAS. So it has been uploaded to OneDrive, here is the link: <text:a xlink:type="simple" xlink:href="https://studfrauasde-my.sharepoint.com/:f:/g/personal/kushal_prakash_stud_fra-uas_de/Et8hFTMvpMlNhQ09lvIQBVoBRDukCFh8BGENX8VlTt6CBg?e=IbYVuD"><text:span text:style-name="T1">AIS+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4</meta:generator>
  </office:meta>
</office:document-meta>
</file>